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fo:font-variant="normal" fo:text-transform="none" fo:color="#323232" style:font-name="H5PDroidSans" fo:font-size="12pt" fo:letter-spacing="normal" fo:font-style="normal" fo:font-weight="normal"/>
    </style:style>
    <style:style style:name="T1" style:family="text">
      <style:text-properties fo:font-variant="normal" fo:text-transform="none" fo:color="#323232" style:font-name="H5PDroidSans" fo:font-size="15pt" fo:letter-spacing="normal" fo:font-style="normal"/>
    </style:style>
    <style:style style:name="T2" style:family="text">
      <style:text-properties fo:font-variant="normal" fo:text-transform="none" fo:color="#323232" style:font-name="H5PDroidSans" fo:font-size="13.5pt" fo:letter-spacing="normal" fo:font-style="normal" fo:font-weight="normal"/>
    </style:style>
    <style:style style:name="T3" style:family="text">
      <style:text-properties fo:font-variant="normal" fo:text-transform="none" fo:color="#323232" style:font-name="H5PDroidSans" fo:font-size="13.5pt" fo:letter-spacing="normal" fo:font-style="normal" fo:font-weight="bold" style:font-weight-asian="bold" style:font-weight-complex="bold"/>
    </style:style>
    <style:style style:name="T4" style:family="text">
      <style:text-properties fo:font-variant="normal" fo:text-transform="none" fo:color="#00c1f1" style:font-name="H5PDroidSans" fo:font-size="15pt" fo:letter-spacing="normal" fo:font-style="normal"/>
    </style:style>
    <style:style style:name="T5" style:family="text">
      <style:text-properties fo:font-weight="bold" style:font-weight-asian="bold" style:font-weight-complex="bold"/>
    </style:style>
    <style:style style:name="T6" style:family="text">
      <style:text-properties style:font-name="Arial"/>
    </style:style>
    <style:style style:name="T7" style:family="text">
      <style:text-properties style:font-name="Arial" fo:font-weight="bold" style:font-weight-asian="bold" style:font-weight-complex="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7">Das Szenario</text:span><text:span text:style-name="T6"><text:line-break/><text:line-break/></text:span><text:span text:style-name="T3">A morning ritual:</text:span> <text:span text:style-name="T6">Frau Moneymany nippte an ihrem Kaffee, während sie schnell die über Nacht eingegangenen E-Mails durchging. Eine der Nachrichten fiel ihr auf, weil es sich offensichtlich um Spam handelte, der irgendwie an ihrem Spamfilter vorbeigekommen war. Die Nachricht pries die Vorzüge des Kaufs von Medikamenten im Internet an und enthielt einen Link zu einer Online-Apotheke. "Fallen die Leute auf so etwas herein?", fragte sie.<text:line-break/><text:line-break/>Aber Frau Moneymany war neugierig, wie die Website ihre Besucher zum Kauf überreden würde, und klickte auf den Link. Die Website wurde nur langsam geladen und schien defekt zu sein. Es gab keinen Inhalt auf der Seite. Enttäuscht schloss Frau Moneymany ihren Browser und fuhr mit ihrem Tag fort. Sie bemerkte nicht, dass ihr Windows XP-Computer gerade infiziert worden war.</text:span></text:p>
      <text:p text:style-name="P1"/>
      <text:p text:style-name="P1"/>
      <text:p text:style-name="P1">Als Prüfer ist es Ihr Ziel, eine Netzwerkanalyse für eine Paketerfassungsdatei von Frau Moneymanys Computer durchzuführen und einige Fragen zu beantworten, um ein vollständiges Bild davon zu zeichnen, was während des Infektionsprozesses passiert ist.</text:p>
      <text:p text:style-name="P1"/>
      <text:p text:style-name="P1"><text:span text:style-name="Strong_20_Emphasis"><text:span text:style-name="T1">So start practicing by following the next steps.</text:span></text:span> </text:p>
      <text:p text:style-name="P1"/>
      <text:p text:style-name="P1">Dieses Szenario scheint ein Beispiel für einen Drive-by-Download-Angriff zu sein, bei dem eine Browser-Schwachstelle ausgenutzt wird, um den Computer eines Benutzers zu infizieren und die Kontrolle zu übernehmen. Diese Art von Angriff wird in der Regel über Links in Spam-E-Mails verbreitet.<text:line-break/><text:line-break/>Wenn ein Host infiziert oder kompromittiert ist, müssen Sicherheitsexperten Pakete des Netzwerkverkehrs aufzeichnen, um die Aktivitäten zu verstehen und die Art der Infektion zu identifizieren. Um die aufgezeichneten Pakete zu extrahieren, werden wir Wireshark als unser bevorzugtes Netzwerk-Sniffing-Tool verwenden.</text:p>
      <text:p text:style-name="P1"/>
      <text:p text:style-name="P2">Using Wireshark, open the “infected.pcap” file from the path: C:\Users\Administrator\Desktop\Training\Section2\images</text:p>
      <text:p text:style-name="P1"/>
      <text:p text:style-name="P1"><text:span text:style-name="Strong_20_Emphasis"><text:span text:style-name="T4">Source IP</text:span></text:span> </text:p>
      <text:p text:style-name="P1">Da die Quell-IP-Adresse lokal ist, können wir davon ausgehen, dass es sich um die IP-Adresse des Computers von Frau Moneymany handelt. Bei der Ziel-IP-Adresse handelt es sich jedoch um eine öffentliche IP-Adresse eines Webservers, auf dem eine bösartige Seite (Landingpage) gehostet wird.</text:p>
      <text:p text:style-name="P1"/>
      <text:p text:style-name="P1"><text:span text:style-name="Strong_20_Emphasis"><text:span text:style-name="T4">Username</text:span></text:span> </text:p>
      <text:p text:style-name="P1">Lassen Sie uns den Benutzernamen von Frau Moneymany auf dem infizierten System finden.</text:p>
      <text:p text:style-name="P1"/>
      <text:p text:style-name="P1">Klicken Sie auf eines der Pakete von Ms. Moneymany und dem Webserver und wählen Sie Follow TCP Stream. Sie können zwischen den Konversationen navigieren, indem Sie die Pfeile in der unteren rechten Ecke verwenden.</text:p>
      <text:p text:style-name="P1"/>
      <text:p text:style-name="P1">Werfen wir einen genaueren Blick auf Stream 8.</text:p>
      <text:p text:style-name="P1"/>
      <text:p text:style-name="P1"/>
      <text:p text:style-name="P1">Diese GET-Anforderung sieht aus wie ein Datenexfiltrationsversuch. Diese Anforderung enthält mehrere Informationen, z. B. die Betriebssystemversion des Geräts, die IE-Version, den Onlinestatus des Opfers und eine GUID, einen erfundenen Namen, der zur Identifizierung eines eindeutigen Benutzers verwendet wird.</text:p>
      <text:p text:style-name="P1"/>
      <text:p text:style-name="P1">Basierend auf diesen Informationen gehen wir davon aus, dass der GUID-Parameter den <text:soft-page-break/>Benutzernamen anzeigt, der auf dem Computer des Opfers angemeldet ist: Administrator</text:p>
      <text:p text:style-name="P1"/>
      <text:p text:style-name="P1"><text:span text:style-name="Strong_20_Emphasis"><text:span text:style-name="T4">Starting URL</text:span></text:span> </text:p>
      <text:p text:style-name="P1">Jetzt suchen wir nach der URL, auf die Frau Moneymany geklickt hat.</text:p>
      <text:p text:style-name="P1"/>
      <text:p text:style-name="P1">Geben Sie die Abfrage http.request.method == GET ein.</text:p>
      <text:p text:style-name="P1"/>
      <text:p text:style-name="P1">Klicken Sie auf das erste Paket und erweitern Sie die Hypertext Transfer Protocol-Informationen</text:p>
      <text:p text:style-name="P1"/>
      <text:p text:style-name="P1">Die beiden JAR-Dateien wurden von dieser IP-Adresse heruntergeladen. Wir können einen Drei-Wege-Handshake sehen, gefolgt von einer GET-Anfrage an eine Seite "/true.php", die auf der IP-Adresse 59.53.91.102 (Pakete 5, 8-10) gehostet wird.</text:p>
      <text:p text:style-name="P1"/>
      <text:p text:style-name="P1"/>
      <text:p text:style-name="P1"><text:span text:style-name="T5">MD5-Hash</text:span><text:line-break/><text:line-break/>Als Teil der Infektion wurde eine bösartige ausführbare Windows-Datei auf das System von Frau Moneymany heruntergeladen. Wie lautete der MD5-Hash der Datei? Tipp: Er endet auf "91ed".<text:line-break/><text:line-break/>Um die ausführbare Datei aus der Datei zu extrahieren, suchen wir nach einem Zeichen von Dateisignaturen, die in ausführbaren Windows-Dateien zu finden sind.<text:line-break/><text:line-break/>Verwenden Sie den folgenden Filter: http enthält "Dieses Programm kann nicht im DOS-Modus ausgeführt werden".<text:line-break/>Klicken Sie mit der rechten Maustaste auf das Paket und verfolgen Sie den TCP-Stream.</text:p>
      <text:p text:style-name="P1"/>
      <text:p text:style-name="P1"/>
      <text:p text:style-name="P1"><text:span text:style-name="T5">MD5-Hash</text:span><text:line-break/><text:line-break/>Mithilfe der Funktion Follow TCP Stream können wir eine Konversation zwischen 192.168.23.129 und 59.53.91.102 ausfindig machen.<text:line-break/><text:line-break/>In diesem Stream stellte 192.168.23.129 eine GET-Anfrage für "/loading.php", das auf 59.53.91.102 gehostet wird. Der Server gab ein HTTP 200 OK mit einer ausführbaren Datei namens "file.exe" zurück. Wir können auch den MZ-Header und die Zeichenfolge "Dieses Programm kann nicht im DOS-Modus ausgeführt werden" sehen.<text:line-break/><text:line-break/>Klicken Sie auf "Datei" in der Symbolleiste<text:line-break/>Navigieren Sie zu "Objekte exportieren".<text:line-break/>Wählen Sie "HTTP..."<text:line-break/>Klicken Sie auf "Speichern" und speichern Sie das Objekt als "file.exe".<text:line-break/>Erzeugen Sie den MD5-Hash mit HashCalc und überprüfen Sie, dass er mit "91ed" endet.</text:p>
      <text:p text:style-name="P1"/>
      <text:p text:style-name="P1"><text:span text:style-name="Strong_20_Emphasis"><text:span text:style-name="T4">Packer</text:span></text:span> </text:p>
      <text:p text:style-name="P1">Um den Namen des verwendeten Packers zu finden, können wir die Informationen aus dem Follow TCP Stream verwenden, um den Namen unter den in den Ergebnissen angezeigten Zeichenfolgen zu finden.</text:p>
      <text:p text:style-name="P1"/>
      <text:p text:style-name="P1"><text:span text:style-name="Strong_20_Emphasis"><text:span text:style-name="T4">UPX Easy GUI</text:span></text:span> </text:p>
      <text:p text:style-name="P1">Wir können das UPX Easy GUI-Tool verwenden, um nach Informationen aus der extrahierten "file.exe" zu suchen und den Packer weiter zu untersuchen.</text:p>
      <text:p text:style-name="P1"/>
      <text:p text:style-name="P1">Öffnen Sie das UPX Easy GUI-Tool und navigieren Sie zur Registerkarte Dateiinformationen.</text:p>
      <text:p text:style-name="P1">Suchen Sie nach der Datei "file.exe" an dem Speicherort, an dem Sie sie gespeichert haben, und klicken Sie auf Dateiinformationen.</text:p>
      <text:p text:style-name="P1"><text:soft-page-break/></text:p>
      <text:p text:style-name="P1"/>
      <text:p text:style-name="P1"><text:span text:style-name="T5">Ghidra</text:span><text:line-break/><text:line-break/>Mit Hilfe von Reverse-Engineering-Anwendungen wie Ghidra können wir den Inhalt einer Datei eingehend untersuchen.<text:line-break/><text:line-break/>Öffnen Sie das Tool "ghidraRun.bat" unter dem Pfad: C:\Benutzer\Administrator\Desktop\Schulung\Sektion2\tools\ghidra_9.1.2_PUBLIC<text:line-break/>Erstellen Sie ein neues Projekt mit den folgenden Parametern:<text:line-break/>a. Projektverzeichnis: C:\Benutzer\Administrator<text:line-break/>b. Projektname: filepacked<text:line-break/>c. Nachdem Sie das Projekt erstellt haben, aktivieren Sie den Browser-Code, um die Datei zu durchsuchen.<text:line-break/>Klicken Sie auf Datei, wählen Sie "Datei importieren..." und importieren Sie die Datei "file_packed.exe" aus dem Pfad: C:\Benutzer\Administrator\Desktop\Schulung\Sektion2\Bilder<text:line-break/>Wählen Sie die Konfiguration des Dateityps und der Sprache der Datei.</text:p>
      <text:p text:style-name="P1"/>
      <text:p text:style-name="P1">Jetzt können wir detaillierte Dateiinformationen sehen. Es wird eine Meldung angezeigt, in der Sie aufgefordert werden, eine automatische Dateianalyse durchzuführen.</text:p>
      <text:p text:style-name="P1"/>
      <text:p text:style-name="P1">Wählen Sie die Funktion oder das Plugin aus, um die Analyse durchzuführen. Wir können verschiedene Plugins kombinieren, um nach den vollständigen Informationen zu Dateien zu suchen.</text:p>
      <text:p text:style-name="P1"/>
      <text:p text:style-name="P1"/>
      <text:p text:style-name="P1">Dieses Reverse-Engineering-Tool ist mit einer Vielzahl von Funktionen ausgestattet, die die vollen Funktionen bieten, die in anderen kommerziellen Anwendungen verfügbar sind.</text:p>
      <text:p text:style-name="P1"/>
      <text:p text:style-name="P1">Im Strukturprogramm sehen Sie den UPX0- und UPX1-Code, der darauf hindeutet, dass die Datei einen gepackten UPX verwendet. Um es zu dekonstruieren, klicken Sie auf die Zeile UPX0, um den verwendeten Disassemblierungscode anzuzeigen.</text:p>
      <text:p text:style-name="P1"/>
      <text:p text:style-name="P1"/>
      <text:p text:style-name="P1"><text:span text:style-name="T5">MD5 Hash of the Unpacked File</text:span><text:line-break/><text:line-break/>Wir entpacken nun die Datei mit Hilfe des UPX Easy GUI Tools. Die entpackte Datei wird in demselben Ordner gespeichert und überschreibt die alte Datei "file.exe".<text:line-break/><text:line-break/>Um die Hash-Wert-Informationen für eine Datei zu finden, verwenden wir HashCalc.<text:line-break/><text:line-break/>Navigieren Sie mit UPX Easy GUI zur Registerkarte "Dekomprimieren" und öffnen Sie die gespeicherte Datei "file.exe".<text:line-break/>Berechnen Sie mit HashCalc den Hashwert für die Datei.</text:p>
      <text:p text:style-name="P1"/>
      <text:p text:style-name="P1"/>
      <text:p text:style-name="P1">Diese bösartige ausführbare Datei versucht, eine Verbindung zu einem Internet-Host herzustellen, indem sie eine IP-Adresse verwendet, die fest einprogrammiert ist (es gibt keine DNS-Suche).</text:p>
      <text:p text:style-name="P1"/>
      <text:p text:style-name="P1">Nachdem Verbindungen zwischen beiden IPs hergestellt wurden, erfolgt eine weitere externe Verbindung zwischen 192.168.23.129 und 213.155.29.144. Somit lautet die IP-Adresse wahrscheinlich 213.155.29.144.</text:p>
      <text:p text:style-name="P1"/>
      <text:p text:style-name="P1">In der Abbildung auf der nächsten Folie werden Berichte über die IP-Adresse 213.155.29.144 angezeigt.</text:p>
      <text:p text:style-name="P1"/>
      <text:p text:style-name="P1"/>
      <text:p text:style-name="P1"><text:soft-page-break/>Aus der Untersuchung der IP-Adresse 213.155.29.144 in der folgenden Abbildung geht hervor, dass die IP-Adresse als Server erkannt wird, auf dem Trojan-Spy/SpyEye ausgeführt wird.</text:p>
      <text:p text:style-name="P1"/>
      <text:p text:style-name="P1">Um die Verbindungen genauer zu betrachten, empfehlen wir, das Bild in einem neuen Tab zu öffnen (indem Sie mit der rechten Maustaste darauf klicken und "Bild in neuem Tab öffnen" auswäh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979cm" fo:margin-bottom="1.256cm" fo:margin-left="1.138cm" fo:margin-right="1.07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9M59S</meta:editing-duration>
    <meta:editing-cycles>5</meta:editing-cycles>
    <meta:generator>OpenOffice/4.1.14$Win32 OpenOffice.org_project/4114m1$Build-9811</meta:generator>
    <dc:date>2024-01-09T16:47:41.64</dc:date>
    <dc:creator>kaos sevdalisi</dc:creator>
    <meta:document-statistic meta:table-count="0" meta:image-count="0" meta:object-count="0" meta:page-count="4" meta:paragraph-count="37" meta:word-count="1124" meta:character-count="8093"/>
    <meta:user-defined meta:name="Info 1"/>
    <meta:user-defined meta:name="Info 2"/>
    <meta:user-defined meta:name="Info 3"/>
    <meta:user-defined meta:name="Info 4"/>
  </office:meta>
</office:document-meta>
</file>